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1d5d4c" officeooo:paragraph-rsid="001d5d4c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bold" officeooo:rsid="001d5d4c" officeooo:paragraph-rsid="001d5d4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1d5d4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1d6a1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2625c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d5d4c" officeooo:paragraph-rsid="001de07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20f02b" officeooo:paragraph-rsid="0020f02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26cf1f" officeooo:paragraph-rsid="0026cf1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26cf1f" officeooo:paragraph-rsid="001d5d4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17c66" officeooo:paragraph-rsid="0026cf1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6cf1f" officeooo:paragraph-rsid="0026cf1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d5d4c" officeooo:paragraph-rsid="001d6a1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d5d4c" officeooo:paragraph-rsid="001de07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1d5d4c" officeooo:paragraph-rsid="001d5d4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80513" officeooo:paragraph-rsid="0028051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fo:font-style="normal" fo:font-weight="normal" officeooo:rsid="002625c6" officeooo:paragraph-rsid="002625c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bold" officeooo:rsid="001d5d4c" officeooo:paragraph-rsid="001d5d4c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bold" officeooo:rsid="002a2e20" officeooo:paragraph-rsid="002a2e20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17c66" officeooo:paragraph-rsid="00217c6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d4817" officeooo:paragraph-rsid="002d481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eece8" officeooo:paragraph-rsid="002eece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fe76b" officeooo:paragraph-rsid="002fe76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officeooo:rsid="002bc99b" officeooo:paragraph-rsid="002bc99b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officeooo:rsid="002bc99b" officeooo:paragraph-rsid="002bc99b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officeooo:rsid="002bc99b" officeooo:paragraph-rsid="00217c66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officeooo:rsid="0031c2af" officeooo:paragraph-rsid="0031c2af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officeooo:rsid="00327e9a" officeooo:paragraph-rsid="00327e9a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officeooo:rsid="00346132" officeooo:paragraph-rsid="00346132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officeooo:rsid="00352965" officeooo:paragraph-rsid="00352965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6pt" fo:font-style="normal" fo:font-weight="normal" officeooo:rsid="0035c52f" officeooo:paragraph-rsid="0035c52f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officeooo:rsid="002bc99b" officeooo:paragraph-rsid="002bc99b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officeooo:rsid="0031c2af" officeooo:paragraph-rsid="0031c2af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officeooo:rsid="00346132" officeooo:paragraph-rsid="00346132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officeooo:rsid="00352965" officeooo:paragraph-rsid="00352965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fo:font-weight="normal" officeooo:rsid="0035c52f" officeooo:paragraph-rsid="0035c52f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Courier 10 Pitch" officeooo:rsid="002625c6"/>
    </style:style>
    <style:style style:name="T2" style:family="text">
      <style:text-properties officeooo:rsid="001d6a1a"/>
    </style:style>
    <style:style style:name="T3" style:family="text">
      <style:text-properties officeooo:rsid="0020f02b"/>
    </style:style>
    <style:style style:name="T4" style:family="text">
      <style:text-properties fo:font-size="16pt" officeooo:rsid="002368a1" style:font-size-asian="16pt" style:font-size-complex="16pt"/>
    </style:style>
    <style:style style:name="T5" style:family="text">
      <style:text-properties fo:font-size="16pt" officeooo:rsid="002bc99b" style:font-size-asian="16pt" style:font-size-complex="16pt"/>
    </style:style>
    <style:style style:name="T6" style:family="text">
      <style:text-properties officeooo:rsid="00251d75"/>
    </style:style>
    <style:style style:name="T7" style:family="text">
      <style:text-properties officeooo:rsid="002625c6"/>
    </style:style>
    <style:style style:name="T8" style:family="text">
      <style:text-properties officeooo:rsid="0026cf1f"/>
    </style:style>
    <style:style style:name="T9" style:family="text">
      <style:text-properties officeooo:rsid="00280513"/>
    </style:style>
    <style:style style:name="T10" style:family="text">
      <style:text-properties officeooo:rsid="002d4817"/>
    </style:style>
    <style:style style:name="T11" style:family="text">
      <style:text-properties fo:font-size="13pt" officeooo:rsid="002d4817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 326 Journal de TME</text:p>
      <text:p text:style-name="P1"/>
      <text:p text:style-name="P22">site du cours : <text:a xlink:type="simple" xlink:href="https://www-asim.lip6.fr/trac/sesi-pmci" text:style-name="Internet_20_link" text:visited-style-name="Visited_20_Internet_20_Link">https://www-asim.lip6.fr/trac/sesi-pmci</text:a></text:p>
      <text:p text:style-name="P23">le code est mis en ligne <text:s/>cette adresse : <text:a xlink:type="simple" xlink:href="https://github.com/maximouth/arduino" text:style-name="Internet_20_link" text:visited-style-name="Visited_20_Internet_20_Link">https://github.com/maximouth/arduino</text:a></text:p>
      <text:p text:style-name="P2"/>
      <text:p text:style-name="P2">TME 1 :</text:p>
      <text:p text:style-name="P2"/>
      <text:p text:style-name="P3">Sujet : faire une calulatrice <text:span text:style-name="T6">polonaise inversée </text:span>avec le port série.</text:p>
      <text:p text:style-name="P3">Montage : aucun.</text:p>
      <text:p text:style-name="P3"/>
      <text:p text:style-name="P3">Structure de pile utilisée :</text:p>
      <text:p text:style-name="P5"><text:tab/><text:span text:style-name="T1">#define MAX_PILE 30</text:span></text:p>
      <text:p text:style-name="P18"><text:tab/>int pile[MAX_PILE];</text:p>
      <text:p text:style-name="P10"/>
      <text:p text:style-name="P9">et un pointeur sur la case courante de la pile :</text:p>
      <text:p text:style-name="P13">int top;</text:p>
      <text:p text:style-name="P13"/>
      <text:p text:style-name="P3">setup (<text:span text:style-name="T3">) </text:span>: </text:p>
      <text:p text:style-name="P3">(initialisation du port serie à 9600 baud)</text:p>
      <text:p text:style-name="P3"/>
      <text:p text:style-name="P3">fonctions externe : </text:p>
      <text:p text:style-name="P4">-<text:span text:style-name="T2">&gt; un push</text:span>: </text:p>
      <text:p text:style-name="P14"/>
      <text:p text:style-name="P13">void push (int n) </text:p>
      <text:p text:style-name="P13">{</text:p>
      <text:p text:style-name="P13"><text:s text:c="2"/>if (top == MAX_PILE) {</text:p>
      <text:p text:style-name="P13"><text:s text:c="3"/>Serial.println("ERREUR Pile pleine");</text:p>
      <text:p text:style-name="P13"><text:s text:c="3"/>delay(1000);</text:p>
      <text:p text:style-name="P13"><text:s text:c="3"/>exit(0);</text:p>
      <text:p text:style-name="P13"><text:s text:c="2"/>}</text:p>
      <text:p text:style-name="P13"><text:s text:c="2"/>else {</text:p>
      <text:p text:style-name="P13"><text:s text:c="3"/>pile[top++] = n; </text:p>
      <text:p text:style-name="P13"><text:s text:c="2"/>}</text:p>
      <text:p text:style-name="P13">}</text:p>
      <text:p text:style-name="P4"/>
      <text:p text:style-name="P9">Qui ajoute la valeur n au sommet de la pile</text:p>
      <text:p text:style-name="P3"/>
      <text:p text:style-name="P3">-<text:span text:style-name="T2">&gt; un pop :</text:span></text:p>
      <text:p text:style-name="P15"/>
      <text:p text:style-name="P13">int pop () {</text:p>
      <text:p text:style-name="P13"><text:s/>int ret = 0;</text:p>
      <text:p text:style-name="P13"><text:s text:c="2"/>if (top == 0) {</text:p>
      <text:p text:style-name="P13"><text:s text:c="3"/>Serial.println("ERREUR pile vide");</text:p>
      <text:p text:style-name="P13"><text:s text:c="3"/>delay(1000);</text:p>
      <text:p text:style-name="P13"><text:s text:c="3"/>exit(0);</text:p>
      <text:p text:style-name="P13"><text:s/>}</text:p>
      <text:p text:style-name="P13"><text:s text:c="2"/>else {</text:p>
      <text:p text:style-name="P13"><text:s text:c="4"/>ret = pile[--top];</text:p>
      <text:p text:style-name="P13"><text:s text:c="4"/>return ret;</text:p>
      <text:p text:style-name="P13"><text:soft-page-break/><text:s text:c="2"/>}</text:p>
      <text:p text:style-name="P13">}</text:p>
      <text:p text:style-name="P9">Qui permet de retourner l'élément en haut de la pile.</text:p>
      <text:p text:style-name="P6"/>
      <text:p text:style-name="P3">-<text:span text:style-name="T7">&gt; un indicateur de pile vide :</text:span></text:p>
      <text:p text:style-name="P16"/>
      <text:p text:style-name="P13">int empty() {</text:p>
      <text:p text:style-name="P13"><text:s/>return (top == 0);</text:p>
      <text:p text:style-name="P13">}</text:p>
      <text:p text:style-name="P3"/>
      <text:p text:style-name="P3">-<text:span text:style-name="T7">&gt; une fonction pour reset la pile :</text:span></text:p>
      <text:p text:style-name="P16"/>
      <text:p text:style-name="P13">void reset_pile() {</text:p>
      <text:p text:style-name="P13"><text:s text:c="2"/>top= 0;</text:p>
      <text:p text:style-name="P13">}</text:p>
      <text:p text:style-name="P3"/>
      <text:p text:style-name="P7">loop() : </text:p>
      <text:p text:style-name="P8">la fonction loop est composée d'un gros switch sur la valeur passée lu dans le port série.</text:p>
      <text:p text:style-name="P8">Et differencie les différents caractères selon leur code ascii.</text:p>
      <text:p text:style-name="P8"/>
      <text:p text:style-name="P8">Pour les chiffres :</text:p>
      <text:p text:style-name="P12"><text:s text:c="2"/><text:tab/><text:span text:style-name="T8">push(c-'0');</text:span></text:p>
      <text:p text:style-name="P13"><text:s text:c="5"/>break;</text:p>
      <text:p text:style-name="P13">c est le caractère lu, que l'on met au sommet de la pile.</text:p>
      <text:p text:style-name="P13"/>
      <text:p text:style-name="P19">pour les opérateurs :</text:p>
      <text:p text:style-name="P12"><text:s/><text:span text:style-name="T8">case 'opé':</text:span></text:p>
      <text:p text:style-name="P13"><text:s text:c="8"/>op2 = pop();</text:p>
      <text:p text:style-name="P13"><text:s text:c="8"/>op1 = pop();</text:p>
      <text:p text:style-name="P13"><text:s text:c="8"/>push(op1'opé'op2);</text:p>
      <text:p text:style-name="P13"><text:s text:c="8"/>break;</text:p>
      <text:p text:style-name="P13"><text:s text:c="6"/></text:p>
      <text:p text:style-name="P19">Pour l'espace ne rien faire, comme pour les autres caractères non reférencés.</text:p>
      <text:p text:style-name="P19"/>
      <text:p text:style-name="P19">Le '=' <text:span text:style-name="T9">affiche le resultat qi l'expression rentrée est correcte sinon une erreur.</text:span> <text:s text:c="3"/></text:p>
      <text:p text:style-name="P11"/>
      <text:p text:style-name="P17">case '=':</text:p>
      <text:p text:style-name="P17"><text:s text:c="8"/>op1 = pop();</text:p>
      <text:p text:style-name="P17"><text:s text:c="8"/>if(empty()) {</text:p>
      <text:p text:style-name="P17"><text:s text:c="10"/>Serial.println(op1);</text:p>
      <text:p text:style-name="P17"><text:s text:c="8"/>}</text:p>
      <text:p text:style-name="P17"><text:s text:c="8"/>else {</text:p>
      <text:p text:style-name="P17"><text:s text:c="10"/>Serial.println("Erreur expression incorrecte.");</text:p>
      <text:p text:style-name="P17"><text:s text:c="10"/>delay(1000);</text:p>
      <text:p text:style-name="P17"><text:s text:c="10"/>reset_pile();</text:p>
      <text:p text:style-name="P17"><text:s text:c="8"/>}</text:p>
      <text:p text:style-name="P17"><text:s text:c="8"/>break;</text:p>
      <text:p text:style-name="P17"><text:s text:c="6"/></text:p>
      <text:p text:style-name="P19"/>
      <text:p text:style-name="P19"/>
      <text:p text:style-name="P19"/>
      <text:p text:style-name="P21"><text:span text:style-name="T4">Compilation d'un fichi</text:span><text:span text:style-name="T5">er</text:span><text:span text:style-name="T4"> arduino</text:span> <text:s text:c="3"/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/>
      <text:p text:style-name="P36">TP n°2</text:p>
      <text:p text:style-name="P28"/>
      <text:p text:style-name="P29"><text:tab/><text:tab/><text:tab/><text:tab/>Faire un compte tour de v<text:span text:style-name="T10">é</text:span>lo,<text:line-break/><text:tab/><text:tab/><text:tab/><text:tab/>et un jeu de reflex.<text:line-break/><text:line-break/><text:span text:style-name="T11">Compte tour de vélo :</text:span></text:p>
      <text:p text:style-name="P29"><text:span text:style-name="T11"/></text:p>
      <text:p text:style-name="P25">le principe du compte tour de velo est de compter le nombre de <text:s/>de tour que fait une roue de velo pendant un temps et l'afficher par le port série.<text:line-break/><text:line-break/>Nous avons donc déclenché une interuption à chaque fois que le roue fait un tour (que l'aimant passe devant l'ILS) qui incrémente un compteur qui comptient le nombre de tour effectué.<text:line-break/>Et ensuite toutes les 10 secondes , il affiche le nombre de tours effectués et remet le compteur de tour à 0.<text:line-break/></text:p>
      <text:p text:style-name="P25">-&gt; pour le temps on utilise des marqueur de temps qui permettent de ne pas stopper le deroulement du programme comme avec un delay</text:p>
      <text:p text:style-name="P25"/>
      <text:p text:style-name="P26">jeu de reflex :</text:p>
      <text:p text:style-name="P26"/>
      <text:p text:style-name="P26">principe du jeu :</text:p>
      <text:p text:style-name="P26">-&gt; une led s'allume aléatoirement et on doit appuyer le plus rapidement possible sur un bouton pour l'eteindre, le temps mis est alors affiché.</text:p>
      <text:p text:style-name="P26"/>
      <text:p text:style-name="P26"/>
      <text:p text:style-name="P26"/>
      <text:p text:style-name="P26"/>
      <text:p text:style-name="P26"/>
      <text:p text:style-name="P26"/>
      <text:p text:style-name="P27">Code et schémas dans TME2 et TME2_reflex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>TME 3</text:p>
      <text:p text:style-name="P31"/>
      <text:p text:style-name="P32">serrure de coffre fort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>TME 4</text:p>
      <text:p text:style-name="P33"/>
      <text:p text:style-name="P33">Moteur CC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TME 5 </text:p>
      <text:p text:style-name="P34"/>
      <text:p text:style-name="P34">Moteur pas à pa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TME 6</text:p>
      <text:p text:style-name="P35"/>
      <text:p text:style-name="P35">decoder un telecommande infraro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4:51:15.416879687</meta:creation-date>
    <dc:date>2015-03-31T15:14:58.312690355</dc:date>
    <meta:editing-duration>PT56M59S</meta:editing-duration>
    <meta:editing-cycles>25</meta:editing-cycles>
    <meta:generator>LibreOffice/4.3.6.2$Linux_X86_64 LibreOffice_project/430$Build-2</meta:generator>
    <meta:document-statistic meta:table-count="0" meta:image-count="0" meta:object-count="0" meta:page-count="8" meta:paragraph-count="94" meta:word-count="475" meta:character-count="2784" meta:non-whitespace-character-count="2183"/>
  </office:meta>
</office:document-meta>
</file>